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64cm" table:align="left"/>
    </style:style>
    <style:style style:name="Tabela1.A" style:family="table-column">
      <style:table-column-properties style:column-width="3.528cm"/>
    </style:style>
    <style:style style:name="Tabela1.B" style:family="table-column">
      <style:table-column-properties style:column-width="11.113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>
      <style:paragraph-properties fo:break-before="column"/>
    </style:style>
    <style:style style:name="P2" style:family="paragraph" style:parent-style-name="Standard">
      <style:paragraph-properties fo:break-before="column"/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break-before="page"/>
      <style:text-properties style:font-name="Ari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Courier New"/>
    </style:style>
    <style:style style:name="P8" style:family="paragraph" style:parent-style-name="Standard">
      <style:paragraph-properties fo:break-before="column"/>
      <style:text-properties style:font-name="Arial"/>
    </style:style>
    <style:style style:name="P9" style:family="paragraph" style:parent-style-name="Standard" style:master-page-name="Landscape_20__28_user_29_">
      <style:paragraph-properties style:page-number="auto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6" style:family="section">
      <style:section-properties text:dont-balance-text-columns="true" style:editable="false">
        <style:columns fo:column-count="2">
          <style:column style:rel-width="3980*" fo:start-indent="0cm" fo:end-indent="0cm"/>
          <style:column style:rel-width="2285*" fo:start-indent="0cm" fo:end-indent="0cm"/>
        </style:columns>
      </style:section-properties>
    </style:style>
    <style:style style:name="Sect7" style:family="section">
      <style:section-properties text:dont-balance-text-columns="true" style:editable="false">
        <style:columns fo:column-count="3">
          <style:column style:rel-width="1555*" fo:start-indent="0cm" fo:end-indent="0cm"/>
          <style:column style:rel-width="1212*" fo:start-indent="0cm" fo:end-indent="0cm"/>
          <style:column style:rel-width="1213*" fo:start-indent="0cm" fo:end-indent="0cm"/>
        </style:columns>
      </style:section-properties>
    </style:style>
    <style:style style:name="Sect8" style:family="section">
      <style:section-properties text:dont-balance-text-columns="true" style:editable="false">
        <style:columns fo:column-count="2" fo:column-gap="0cm">
          <style:column style:rel-width="2021*" fo:start-indent="0cm" fo:end-indent="0cm"/>
          <style:column style:rel-width="2021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page with two columns. Left column is wider than right column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section text:style-name="Sect2" text:name="Sekcja3">
        <text:p text:style-name="P3">Now we have three column section with content automatically balanced.</text:p>
        <text:section text:style-name="Sect3" text:name="Sekcja4">
          <text:p text:style-name="P4">Here we have a nested two column section. Text in this section should be splitted at page bottom</text:p>
        </text:section>
        <text:p text:style-name="P3">We are back in three column section</text:p>
      </text:section>
      <text:p text:style-name="Standard">Some text.</text:p>
      <text:p text:style-name="Standard">After this text we have column break which results in page break because we are in the last column on a page.</text:p>
      <text:p text:style-name="P1"><text:soft-page-break/>Some text.</text:p>
      <text:p text:style-name="Standard">Some text.</text:p>
      <text:p text:style-name="Standard">Some text.</text:p>
      <text:p text:style-name="Standard">Some text.</text:p>
      <text:section text:style-name="Sect4" text:name="Sekcja5">
        <text:p text:style-name="P3">Again we have two column section. After this text there is column break.</text:p>
        <text:p text:style-name="P2">After this text there is second column break which should propagate to parent page column break because we are in the last column of the section</text:p>
        <text:p text:style-name="P2">Text in two column section after <text:s text:c="2"/>column break </text:p>
      </text:section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After this text we have page break.</text:p>
      <text:p text:style-name="P9">Now we have landscape page with two columns. Left column is narrower than right column.</text:p>
      <text:p text:style-name="Standard">Some text.</text:p>
      <text:p text:style-name="Standard">Some text.</text:p>
      <text:p text:style-name="Standard">Some text.</text:p>
      <text:section text:style-name="Sect5" text:name="Sekcja6">
        <text:p text:style-name="P3">Here we have three columns section with page break. Page break from section should propagate to parent page column break</text:p>
        <text:p text:style-name="P5">Text in three column section after page break.</text:p>
      </text:section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<text:soft-page-break/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section text:style-name="Sect6" text:name="Sekcja8">
        <text:p text:style-name="P3">Now we are in two column section, but this time content is not balanced, so it goes to second column only if page ends or on explicit column break.</text:p>
        <text:section text:style-name="Sect7" text:name="Sekcja9">
          <text:p text:style-name="P4">Nested three column section. Also unbalanced.</text:p>
        </text:section>
        <text:p text:style-name="P3">Back in the two column section which is still unbalanced.</text:p>
      </text:section>
      <text:p text:style-name="Standard">Some text.</text:p>
      <text:p text:style-name="Standard">Some text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/>
          </table:table-cell>
          <table:table-cell table:style-name="Tabela1.B1" office:value-type="string">
            <text:p text:style-name="Table_20_Contents">Below we have section in a table column</text:p>
            <text:section text:style-name="Sect8" text:name="Sekcja10">
              <text:p text:style-name="P3">Two column section with some unbalanced text.</text:p>
            </text:section>
            <text:p text:style-name="Table_20_Contents">Normal table text again.</text:p>
          </table:table-cell>
        </table:table-row>
      </table:table>
      <text:p text:style-name="Standard">Some text.</text:p>
      <text:p text:style-name="Standard">Some text.</text:p>
      <text:p text:style-name="Standard">Some text.</text:p>
      <text:p text:style-name="Standard">End of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/>
    </style:style>
    <style:style style:name="MP2" style:family="paragraph" style:parent-style-name="Standard">
      <style:paragraph-properties fo:break-before="column"/>
      <style:text-properties style:font-name="Arial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5754*" fo:start-indent="0cm" fo:end-indent="0.15cm"/>
          <style:column style:rel-width="3884*" fo:start-indent="0.1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>
          <style:column style:rel-width="6265*" fo:start-indent="0cm" fo:end-indent="0cm"/>
          <style:column style:rel-width="830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Footer on portrait page</text:p>
      </style:footer>
    </style:master-page>
    <style:master-page style:name="Landscape_20__28_user_29_" style:display-name="Landscape (user)" style:page-layout-name="Mpm2">
      <style:footer>
        <text:p text:style-name="Footer">Footer on landscape page. Contains section.</text:p>
        <text:section text:style-name="MSect1" text:name="Sekcja7">
          <text:p text:style-name="MP1">Footer section text left column.</text:p>
          <text:p text:style-name="MP2">Footer section text right column.</text:p>
        </text:section>
        <text:p text:style-name="Footer">Footer en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P</meta:initial-creator>
    <meta:creation-date>2012-03-07T12:21:16.97</meta:creation-date>
    <dc:date>2012-03-19T15:23:40.19</dc:date>
    <dc:creator>L P</dc:creator>
    <meta:editing-duration>PT06H15M23S</meta:editing-duration>
    <meta:editing-cycles>23</meta:editing-cycles>
    <meta:generator>OpenOffice.org/3.2$Win32 OpenOffice.org_project/320m18$Build-9502</meta:generator>
    <meta:document-statistic meta:table-count="1" meta:image-count="0" meta:object-count="0" meta:page-count="4" meta:paragraph-count="149" meta:word-count="507" meta:character-count="2694"/>
  </office:meta>
</office:document-meta>
</file>